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osevka Nerd Font" svg:font-family="'Iosevka Nerd Font'"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adornments="Regular"/>
    <style:font-face style:name="StarSymbol" svg:font-family="StarSymbol"/>
  </office:font-face-decls>
  <office:automatic-styles>
    <style:style style:name="P1" style:family="paragraph" style:parent-style-name="Standard">
      <style:paragraph-properties fo:line-height="115%" fo:text-align="center" style:justify-single-word="false" fo:break-before="page"/>
      <style:text-properties style:font-name="Iosevka Nerd Font" fo:font-size="16pt" officeooo:rsid="000785e4" officeooo:paragraph-rsid="000785e4" style:font-size-asian="14pt" style:font-size-complex="16pt"/>
    </style:style>
    <style:style style:name="P2" style:family="paragraph" style:parent-style-name="Standard">
      <style:paragraph-properties fo:line-height="115%" fo:text-align="justify" style:justify-single-word="false"/>
      <style:text-properties style:font-name="Iosevka Nerd Font" fo:font-size="16pt" officeooo:rsid="000785e4" officeooo:paragraph-rsid="000785e4" style:font-size-asian="14pt" style:font-size-complex="16pt"/>
    </style:style>
    <style:style style:name="P3" style:family="paragraph" style:parent-style-name="Standard">
      <style:paragraph-properties fo:line-height="115%" fo:text-align="center" style:justify-single-word="false" fo:break-before="page"/>
      <style:text-properties style:font-name="Iosevka Nerd Font" fo:font-size="16pt" officeooo:rsid="0008a1d9" officeooo:paragraph-rsid="0008a1d9" style:font-size-asian="14pt" style:font-size-complex="16pt"/>
    </style:style>
    <style:style style:name="P4" style:family="paragraph" style:parent-style-name="Standard">
      <style:paragraph-properties fo:line-height="115%" fo:text-align="justify" style:justify-single-word="false"/>
      <style:text-properties style:font-name="Iosevka Nerd Font" fo:font-size="16pt" officeooo:rsid="0008a1d9" officeooo:paragraph-rsid="0008a1d9" style:font-size-asian="14pt" style:font-size-complex="16pt"/>
    </style:style>
    <style:style style:name="P5" style:family="paragraph" style:parent-style-name="Standard">
      <style:paragraph-properties fo:line-height="115%" fo:text-align="center" style:justify-single-word="false" fo:break-before="page"/>
      <style:text-properties style:font-name="Iosevka Nerd Font" fo:font-size="16pt" officeooo:rsid="000785e4" officeooo:paragraph-rsid="000785e4" style:font-size-asian="16pt" style:font-size-complex="16pt"/>
    </style:style>
    <style:style style:name="P6" style:family="paragraph" style:parent-style-name="Standard">
      <style:paragraph-properties fo:line-height="115%" fo:text-align="justify" style:justify-single-word="false"/>
      <style:text-properties style:font-name="Iosevka Nerd Font" fo:font-size="16pt" officeooo:rsid="000785e4" officeooo:paragraph-rsid="000785e4" style:font-size-asian="16pt" style:font-size-complex="16pt"/>
    </style:style>
    <style:style style:name="P7" style:family="paragraph" style:parent-style-name="Standard">
      <style:paragraph-properties fo:line-height="115%" fo:text-align="center" style:justify-single-word="false" fo:break-before="page"/>
      <style:text-properties style:font-name="Iosevka Nerd Font" fo:font-size="16pt" officeooo:rsid="000a5b47" officeooo:paragraph-rsid="000a5b47" style:font-size-asian="16pt" style:font-size-complex="16pt"/>
    </style:style>
    <style:style style:name="P8" style:family="paragraph" style:parent-style-name="Standard">
      <style:paragraph-properties fo:line-height="115%" fo:text-align="justify" style:justify-single-word="false"/>
      <style:text-properties style:font-name="Iosevka Nerd Font" fo:font-size="16pt" officeooo:rsid="000c14f5" officeooo:paragraph-rsid="000a5b47" style:font-size-asian="16pt" style:font-size-complex="16pt"/>
    </style:style>
    <style:style style:name="P9" style:family="paragraph" style:parent-style-name="Standard">
      <style:paragraph-properties fo:line-height="115%" fo:text-align="justify" style:justify-single-word="false"/>
      <style:text-properties style:font-name="Iosevka Nerd Font" fo:font-size="12pt" officeooo:rsid="000785e4" officeooo:paragraph-rsid="000785e4" style:font-size-asian="10.5pt" style:font-size-complex="12pt"/>
    </style:style>
    <style:style style:name="P10" style:family="paragraph" style:parent-style-name="Standard">
      <style:paragraph-properties fo:line-height="115%" fo:text-align="justify" style:justify-single-word="false"/>
      <style:text-properties style:font-name="Iosevka Nerd Font" fo:font-size="12pt" officeooo:rsid="0012f2a7" officeooo:paragraph-rsid="0012f2a7" style:font-size-asian="10.5pt" style:font-size-complex="12pt"/>
    </style:style>
    <style:style style:name="P11" style:family="paragraph" style:parent-style-name="Standard">
      <style:paragraph-properties fo:line-height="115%" fo:text-align="justify" style:justify-single-word="false"/>
      <style:text-properties style:font-name="Iosevka Nerd Font" fo:font-size="12pt" officeooo:rsid="0008a1d9" officeooo:paragraph-rsid="0008a1d9" style:font-size-asian="12pt" style:font-size-complex="12pt"/>
    </style:style>
    <style:style style:name="P12" style:family="paragraph" style:parent-style-name="Standard">
      <style:paragraph-properties fo:line-height="115%" fo:text-align="justify" style:justify-single-word="false"/>
      <style:text-properties style:font-name="Iosevka Nerd Font" fo:font-size="12pt" officeooo:rsid="000a5b47" officeooo:paragraph-rsid="000a5b47" style:font-size-asian="12pt" style:font-size-complex="12pt"/>
    </style:style>
    <style:style style:name="P13" style:family="paragraph" style:parent-style-name="Standard" style:list-style-name="L1">
      <style:paragraph-properties fo:line-height="115%" fo:text-align="justify" style:justify-single-word="false"/>
      <style:text-properties style:font-name="Iosevka Nerd Font" fo:font-size="14pt" officeooo:rsid="000a5b47" officeooo:paragraph-rsid="000a5b47" style:font-size-asian="14pt" style:font-size-complex="14pt"/>
    </style:style>
    <style:style style:name="P14" style:family="paragraph" style:parent-style-name="Standard" style:list-style-name="L2">
      <style:paragraph-properties fo:line-height="115%" fo:text-align="justify" style:justify-single-word="false"/>
      <style:text-properties style:font-name="Iosevka Nerd Font" fo:font-size="14pt" officeooo:rsid="001063f9" officeooo:paragraph-rsid="0016b67d" style:font-size-asian="14pt" style:font-size-complex="14pt"/>
    </style:style>
    <style:style style:name="P15" style:family="paragraph" style:parent-style-name="Standard" style:list-style-name="L2">
      <style:paragraph-properties fo:line-height="115%" fo:text-align="justify" style:justify-single-word="false"/>
      <style:text-properties style:font-name="Iosevka Nerd Font" fo:font-size="14pt" officeooo:rsid="001063f9" officeooo:paragraph-rsid="00156635" style:font-size-asian="14pt" style:font-size-complex="14pt"/>
    </style:style>
    <style:style style:name="P16" style:family="paragraph" style:parent-style-name="Standard" style:list-style-name="L1">
      <style:paragraph-properties fo:line-height="115%" fo:text-align="justify" style:justify-single-word="false"/>
      <style:text-properties style:font-name="Iosevka Nerd Font" fo:font-size="14pt" officeooo:rsid="000a5b47" officeooo:paragraph-rsid="000a5b47" style:font-size-asian="12.25pt" style:font-size-complex="14pt"/>
    </style:style>
    <style:style style:name="P17" style:family="paragraph" style:parent-style-name="Standard" style:list-style-name="L2">
      <style:paragraph-properties fo:line-height="115%" fo:text-align="justify" style:justify-single-word="false"/>
      <style:text-properties style:font-name="Iosevka Nerd Font" fo:font-size="14pt" officeooo:rsid="0016b67d" officeooo:paragraph-rsid="0016b67d" style:font-size-asian="12.25pt" style:font-size-complex="14pt"/>
    </style:style>
    <style:style style:name="P18" style:family="paragraph" style:parent-style-name="Standard" style:list-style-name="L2">
      <style:paragraph-properties fo:line-height="115%" fo:text-align="justify" style:justify-single-word="false"/>
      <style:text-properties style:font-name="Iosevka Nerd Font" fo:font-size="14pt" officeooo:rsid="0013945a" officeooo:paragraph-rsid="0013945a" style:font-size-asian="12.25pt" style:font-size-complex="14pt"/>
    </style:style>
    <style:style style:name="P19" style:family="paragraph" style:parent-style-name="Standard" style:list-style-name="L2">
      <style:paragraph-properties fo:line-height="115%" fo:text-align="justify" style:justify-single-word="false"/>
      <style:text-properties style:font-name="Iosevka Nerd Font" fo:font-size="14pt" officeooo:rsid="001a12fd" officeooo:paragraph-rsid="001a12fd" style:font-size-asian="12.25pt" style:font-size-complex="14pt"/>
    </style:style>
    <style:style style:name="P20" style:family="paragraph" style:parent-style-name="Standard" style:list-style-name="L1">
      <style:paragraph-properties fo:line-height="115%" fo:text-align="justify" style:justify-single-word="false"/>
      <style:text-properties style:font-name="Iosevka Nerd Font" fo:font-size="12pt" officeooo:rsid="000a5b47" officeooo:paragraph-rsid="000a5b47" style:font-size-asian="10.5pt" style:font-size-complex="12pt"/>
    </style:style>
    <style:style style:name="P21" style:family="paragraph" style:parent-style-name="Standard" style:list-style-name="L1">
      <style:paragraph-properties fo:line-height="115%" fo:text-align="justify" style:justify-single-word="false"/>
      <style:text-properties style:font-name="Iosevka Nerd Font" fo:font-size="12pt" officeooo:rsid="000c7ee1" officeooo:paragraph-rsid="000a5b47" style:font-size-asian="10.5pt" style:font-size-complex="12pt"/>
    </style:style>
    <style:style style:name="P22" style:family="paragraph" style:parent-style-name="Standard" style:list-style-name="L1">
      <style:paragraph-properties fo:line-height="115%" fo:text-align="justify" style:justify-single-word="false"/>
      <style:text-properties style:font-name="Iosevka Nerd Font" fo:font-size="12pt" officeooo:rsid="000c7ee1" officeooo:paragraph-rsid="00156635" style:font-size-asian="10.5pt" style:font-size-complex="12pt"/>
    </style:style>
    <style:style style:name="P23" style:family="paragraph" style:parent-style-name="Standard" style:list-style-name="L2">
      <style:paragraph-properties fo:line-height="115%" fo:text-align="justify" style:justify-single-word="false"/>
      <style:text-properties style:font-name="Iosevka Nerd Font" fo:font-size="12pt" officeooo:rsid="001063f9" officeooo:paragraph-rsid="0013945a" style:font-size-asian="10.5pt" style:font-size-complex="12pt"/>
    </style:style>
    <style:style style:name="P24" style:family="paragraph" style:parent-style-name="Standard" style:list-style-name="L2">
      <style:paragraph-properties fo:line-height="115%" fo:text-align="justify" style:justify-single-word="false"/>
      <style:text-properties style:font-name="Iosevka Nerd Font" fo:font-size="12pt" officeooo:rsid="0013945a" officeooo:paragraph-rsid="00156635" style:font-size-asian="10.5pt" style:font-size-complex="12pt"/>
    </style:style>
    <style:style style:name="P25" style:family="paragraph" style:parent-style-name="Standard" style:list-style-name="L2">
      <style:paragraph-properties fo:line-height="115%" fo:text-align="justify" style:justify-single-word="false"/>
      <style:text-properties style:font-name="Iosevka Nerd Font" fo:font-size="12pt" officeooo:rsid="0013945a" officeooo:paragraph-rsid="0013945a" style:font-size-asian="10.5pt" style:font-size-complex="12pt"/>
    </style:style>
    <style:style style:name="P26" style:family="paragraph" style:parent-style-name="Standard">
      <style:paragraph-properties fo:line-height="115%" fo:text-align="justify" style:justify-single-word="false"/>
      <style:text-properties style:font-name="Iosevka Nerd Font" fo:font-size="12pt" officeooo:rsid="0013945a" officeooo:paragraph-rsid="0013945a" style:font-size-asian="10.5pt" style:font-size-complex="12pt"/>
    </style:style>
    <style:style style:name="P27" style:family="paragraph" style:parent-style-name="Standard" style:list-style-name="L2">
      <style:paragraph-properties fo:line-height="115%" fo:text-align="justify" style:justify-single-word="false"/>
      <style:text-properties style:font-name="Iosevka Nerd Font" fo:font-size="12pt" officeooo:rsid="001a12fd" officeooo:paragraph-rsid="001a12fd" style:font-size-asian="10.5pt" style:font-size-complex="12pt"/>
    </style:style>
    <style:style style:name="P28" style:family="paragraph" style:parent-style-name="Standard" style:list-style-name="L2">
      <style:paragraph-properties fo:line-height="115%" fo:text-align="justify" style:justify-single-word="false"/>
      <style:text-properties style:font-name="Iosevka Nerd Font" fo:font-size="12pt" officeooo:rsid="00156635" officeooo:paragraph-rsid="00156635" style:font-size-asian="12pt" style:font-size-complex="12pt"/>
    </style:style>
    <style:style style:name="P29" style:family="paragraph" style:parent-style-name="Standard">
      <style:paragraph-properties fo:line-height="115%" fo:text-align="justify" style:justify-single-word="false"/>
      <style:text-properties style:font-name="Iosevka Nerd Font" fo:font-size="12pt" officeooo:rsid="00156635" officeooo:paragraph-rsid="00156635" style:font-size-asian="12pt" style:font-size-complex="12pt"/>
    </style:style>
    <style:style style:name="P30" style:family="paragraph" style:parent-style-name="Standard" style:list-style-name="L2">
      <style:paragraph-properties fo:line-height="115%" fo:text-align="justify" style:justify-single-word="false"/>
      <style:text-properties style:font-name="Iosevka Nerd Font" fo:font-size="12pt" officeooo:rsid="00173883" officeooo:paragraph-rsid="00173883" style:font-size-asian="12pt" style:font-size-complex="12pt"/>
    </style:style>
    <style:style style:name="P31" style:family="paragraph" style:parent-style-name="Standard">
      <style:paragraph-properties fo:line-height="115%" fo:text-align="justify" style:justify-single-word="false"/>
      <style:text-properties style:font-name="Iosevka Nerd Font" fo:font-size="12pt" officeooo:rsid="00173883" officeooo:paragraph-rsid="00173883" style:font-size-asian="12pt" style:font-size-complex="12pt"/>
    </style:style>
    <style:style style:name="P32" style:family="paragraph" style:parent-style-name="Standard" style:list-style-name="L2">
      <style:paragraph-properties fo:line-height="115%" fo:text-align="justify" style:justify-single-word="false" fo:break-before="page"/>
      <style:text-properties style:font-name="Iosevka Nerd Font" fo:font-size="16pt" officeooo:rsid="000c9d23" officeooo:paragraph-rsid="0013945a" style:font-size-asian="14pt" style:font-size-complex="16pt"/>
    </style:style>
    <style:style style:name="P33" style:family="paragraph" style:parent-style-name="Standard" style:list-style-name="L3">
      <style:paragraph-properties fo:line-height="115%" fo:text-align="justify" style:justify-single-word="false"/>
      <style:text-properties style:font-name="Iosevka Nerd Font" fo:font-size="16pt" officeooo:rsid="000c9d23" officeooo:paragraph-rsid="0016b67d" style:font-size-asian="14pt" style:font-size-complex="16pt"/>
    </style:style>
    <style:style style:name="P34" style:family="paragraph" style:parent-style-name="Standard">
      <style:paragraph-properties fo:line-height="115%" fo:text-align="justify" style:justify-single-word="false"/>
      <style:text-properties style:font-name="Iosevka Nerd Font" fo:font-size="16pt" officeooo:rsid="000c9d23" officeooo:paragraph-rsid="0016b67d" style:font-size-asian="14pt" style:font-size-complex="16pt"/>
    </style:style>
    <style:style style:name="P35" style:family="paragraph" style:parent-style-name="Standard" style:list-style-name="L2">
      <style:paragraph-properties fo:line-height="115%" fo:text-align="justify" style:justify-single-word="false"/>
      <style:text-properties style:font-name="Iosevka Nerd Font" fo:font-size="16pt" officeooo:rsid="001a12fd" officeooo:paragraph-rsid="001a12fd" style:font-size-asian="14pt" style:font-size-complex="16pt"/>
    </style:style>
    <style:style style:name="P36" style:family="paragraph" style:parent-style-name="Standard" style:list-style-name="L2">
      <style:paragraph-properties fo:line-height="115%" fo:text-align="justify" style:justify-single-word="false"/>
      <style:text-properties style:font-name="Iosevka Nerd Font" officeooo:paragraph-rsid="00156635"/>
    </style:style>
    <style:style style:name="P37" style:family="paragraph" style:parent-style-name="Standard">
      <style:paragraph-properties fo:line-height="115%" fo:text-align="justify" style:justify-single-word="false"/>
      <style:text-properties style:font-name="Iosevka Nerd Font" officeooo:paragraph-rsid="00156635"/>
    </style:style>
    <style:style style:name="T1" style:family="text">
      <style:text-properties officeooo:rsid="0008a1d9"/>
    </style:style>
    <style:style style:name="T2" style:family="text">
      <style:text-properties officeooo:rsid="000c7ee1"/>
    </style:style>
    <style:style style:name="T3" style:family="text">
      <style:text-properties officeooo:rsid="00156635"/>
    </style:style>
    <style:style style:name="T4" style:family="text">
      <style:text-properties fo:font-size="12pt" style:font-size-asian="10.5pt" style:font-size-complex="12pt"/>
    </style:style>
    <style:style style:name="T5" style:family="text">
      <style:text-properties fo:font-size="12pt" officeooo:rsid="001063f9" style:font-size-asian="10.5pt" style:font-size-complex="12pt"/>
    </style:style>
    <style:style style:name="T6" style:family="text">
      <style:text-properties fo:font-size="12pt" officeooo:rsid="0013945a" style:font-size-asian="10.5pt" style:font-size-complex="12pt"/>
    </style:style>
    <style:style style:name="T7" style:family="text">
      <style:text-properties fo:font-size="12pt" officeooo:rsid="00125674" style:font-size-asian="10.5pt" style:font-size-complex="12pt"/>
    </style:style>
    <style:style style:name="T8" style:family="text">
      <style:text-properties fo:font-size="12pt" officeooo:rsid="000f04a0" style:font-size-asian="10.5pt" style:font-size-complex="12pt"/>
    </style:style>
    <style:style style:name="T9" style:family="text">
      <style:text-properties officeooo:rsid="001910e4"/>
    </style:style>
    <text:list-style style:name="L1">
      <text:list-level-style-number text:level="1" loext:num-list-format=" %1%." style:num-prefix=" " style:num-suffix="." style:num-format="1">
        <style:list-level-properties text:list-level-position-and-space-mode="label-alignment">
          <style:list-level-label-alignment text:label-followed-by="space" fo:text-indent="-0.75in" fo:margin-left="1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0.5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loext:num-list-format=" %1%." style:num-prefix=" " style:num-suffix="." style:num-format="1">
        <style:list-level-properties text:list-level-position-and-space-mode="label-alignment">
          <style:list-level-label-alignment text:label-followed-by="space" fo:text-indent="0.25in"/>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25in" fo:margin-left="1in"/>
        </style:list-level-properties>
        <style:text-properties style:font-name="OpenSymbol1"/>
      </text:list-level-style-bullet>
      <text:list-level-style-bullet text:level="4" loext:num-list-format="%4%"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loext:num-list-format=" %1%." style:num-prefix=" " style:num-suffix="." style:num-format="1">
        <style:list-level-properties text:list-level-position-and-space-mode="label-alignment">
          <style:list-level-label-alignment text:label-followed-by="space" fo:text-indent="0.25in"/>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25in" fo:margin-left="1in"/>
        </style:list-level-properties>
        <style:text-properties style:font-name="OpenSymbol1"/>
      </text:list-level-style-bullet>
      <text:list-level-style-bullet text:level="4" loext:num-list-format="%4%"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LETER OF APPROVAL</text:p>
      <text:p text:style-name="P2"/>
      <text:p text:style-name="P2"/>
      <text:p text:style-name="P9">This is to certify that this project prepared by Kritagya Bhattarai extitled “Popup file generator” in partial fulfillment if this requirement for the final projecthas been exaluated. In our opinion, it is satisfactory in scope quality as a project.</text:p>
      <text:p text:style-name="P9"/>
      <text:p text:style-name="P9"/>
      <text:p text:style-name="P9"/>
      <text:p text:style-name="P9"/>
      <text:p text:style-name="P9"/>
      <text:p text:style-name="P9">...................................................</text:p>
      <text:p text:style-name="P10">Krishna Prasad Mainali</text:p>
      <text:p text:style-name="P9">Coordinator</text:p>
      <text:p text:style-name="P9"/>
      <text:p text:style-name="P9"/>
      <text:p text:style-name="P9"/>
      <text:p text:style-name="P9"/>
      <text:p text:style-name="P9"/>
      <text:p text:style-name="P9">.....................................................</text:p>
      <text:p text:style-name="P10">Ranjeet <text:span text:style-name="T3">Rai</text:span></text:p>
      <text:p text:style-name="P9">Computer Science</text:p>
      <text:p text:style-name="P9"/>
      <text:p text:style-name="P9"/>
      <text:p text:style-name="P9"/>
      <text:p text:style-name="P9"/>
      <text:p text:style-name="P9"/>
      <text:p text:style-name="P9"/>
      <text:p text:style-name="P9">Date:</text:p>
      <text:p text:style-name="P5"><text:s/>ACKNOWLEDGEMENT</text:p>
      <text:p text:style-name="P6"/>
      <text:p text:style-name="P6"/>
      <text:p text:style-name="P9">This report was prepared as partial fulfillment of the Digi Curriculum requirement. An effort has been made to ensure that the report is accurate and professional as far as possible.</text:p>
      <text:p text:style-name="P9"/>
      <text:p text:style-name="P9">I’d like to start the acknowledgement by thanking our subject teacher, Mr. Ranjeet Rai Sir, my parents Mr. Krishna Prasad Bhattarai and Mrs. Buddhamata Khanal Bhattarai, Digi school, and m<text:span text:style-name="T1">y Internet connection. With the help of everyone mentioned I was able to completer this project. I express gratitude from the deepest part of my heart to everyone that helped me.</text:span></text:p>
      <text:p text:style-name="P3">EXECUTIVE SUMMARY</text:p>
      <text:p text:style-name="P4"/>
      <text:p text:style-name="P4"/>
      <text:p text:style-name="P11">This report was prepared as partial fulfillment of the Digi Curriculum requirement. This report has been divided into three parts. The first chapter includes a brief introduction to my report.</text:p>
      <text:p text:style-name="P11"/>
      <text:p text:style-name="P12">This report contains the information about the inner and outer working of my project, things such as the tools and libraries I used in my project, source of information I used to prepare this project, what this project is for, the limitations of this project, explanation of the project, the final product, etc.</text:p>
      <text:p text:style-name="P7"><text:s/>TABLE OF CONTENT</text:p>
      <text:p text:style-name="P8"/>
      <text:list text:style-name="L1">
        <text:list-item>
          <text:p text:style-name="P13">Main Body</text:p>
          <text:list>
            <text:list-item>
              <text:p text:style-name="P20">Intr<text:span text:style-name="T2">o</text:span>duction</text:p>
            </text:list-item>
            <text:list-item>
              <text:p text:style-name="P21">Objective</text:p>
            </text:list-item>
            <text:list-item>
              <text:p text:style-name="P21">Scope of the Project</text:p>
            </text:list-item>
            <text:list-item>
              <text:p text:style-name="P21">Limitation</text:p>
            </text:list-item>
            <text:list-item>
              <text:p text:style-name="P22">Project Explanation or Main Body</text:p>
            </text:list-item>
            <text:list-item>
              <text:p text:style-name="P22">Results and Discussions</text:p>
            </text:list-item>
          </text:list>
        </text:list-item>
        <text:list-item>
          <text:p text:style-name="P16">Recomendation</text:p>
        </text:list-item>
        <text:list-item>
          <text:p text:style-name="P16">Conclusion</text:p>
        </text:list-item>
        <text:list-item>
          <text:p text:style-name="P16">References</text:p>
        </text:list-item>
        <text:list-item>
          <text:p text:style-name="P16">Appendices</text:p>
        </text:list-item>
      </text:list>
      <text:list xml:id="list2163008399" text:style-name="L2">
        <text:list-item>
          <text:p text:style-name="P32">Main Body</text:p>
          <text:list>
            <text:list-item>
              <text:p text:style-name="P17">Introduction</text:p>
            </text:list-item>
          </text:list>
        </text:list-item>
      </text:list>
      <text:list text:style-name="L3">
        <text:list-item>
          <text:list>
            <text:list-item>
              <text:list>
                <text:list-header>
                  <text:p text:style-name="P33"><text:span text:style-name="T8">This project “Poput File Generator” can be used to generate popup files. The way this project works is by creating a vbscript file, which has the extention ‘.vbs’. Vbscript as the name suggests is a script file. This file can be used for many purposes but the purpose I used it for is to generate popup messages. With the open and write function from python I am able to generate a vbscript as directed by the user. </text:span><text:span text:style-name="T5">I also used a library called customtkinter, which is based on tkinter, to create a GUI for this application.</text:span></text:p>
                </text:list-header>
              </text:list>
            </text:list-item>
          </text:list>
        </text:list-item>
      </text:list>
      <text:p text:style-name="P34"><text:span text:style-name="T5"/></text:p>
      <text:list xml:id="list174633121000483" text:continue-list="list2163008399" text:style-name="L2">
        <text:list-item>
          <text:list>
            <text:list-item>
              <text:p text:style-name="P14">Objective</text:p>
              <text:list>
                <text:list-item>
                  <text:p text:style-name="P23">To provide a GUI for creating vbscript.</text:p>
                </text:list-item>
                <text:list-item>
                  <text:p text:style-name="P23">To make the process of creating vbscript faster.</text:p>
                </text:list-item>
                <text:list-item>
                  <text:p text:style-name="P36"><text:span text:style-name="T5">To make the power of vbscript be available to </text:span><text:span text:style-name="T6">non-</text:span><text:span text:style-name="T7">technical</text:span><text:span text:style-name="T5"> users.</text:span></text:p>
                </text:list-item>
              </text:list>
            </text:list-item>
          </text:list>
        </text:list-item>
      </text:list>
      <text:p text:style-name="P37"><text:span text:style-name="T5"/></text:p>
      <text:list xml:id="list174632210466306" text:continue-numbering="true" text:style-name="L2">
        <text:list-item>
          <text:list>
            <text:list-item>
              <text:p text:style-name="P15">Scope of the Project</text:p>
              <text:list>
                <text:list-item>
                  <text:p text:style-name="P24">This project is going to cover the use of vbscript to generate pepup files.</text:p>
                </text:list-item>
                <text:list-item>
                  <text:p text:style-name="P25">This project is also going to cover the use of customtkinter package in order to GUI.</text:p>
                </text:list-item>
                <text:list-item>
                  <text:p text:style-name="P25">This project focuses on usability.</text:p>
                </text:list-item>
              </text:list>
            </text:list-item>
          </text:list>
        </text:list-item>
      </text:list>
      <text:p text:style-name="P26"/>
      <text:list xml:id="list174633330325440" text:continue-numbering="true" text:style-name="L2">
        <text:list-item>
          <text:list>
            <text:list-item>
              <text:p text:style-name="P18">Limitations</text:p>
              <text:list>
                <text:list-item>
                  <text:p text:style-name="P28">Vbs script only work in windows operating system and requires a compatibality layer to work in other opetationg system.</text:p>
                </text:list-item>
                <text:list-item>
                  <text:p text:style-name="P28">This program requires the user to download customtkinter package through pip.</text:p>
                </text:list-item>
                <text:list-item>
                  <text:p text:style-name="P28">If the cancel button is hit while browsing file creation directory, the user is returned to the current working directory.</text:p>
                </text:list-item>
              </text:list>
            </text:list-item>
          </text:list>
        </text:list-item>
      </text:list>
      <text:p text:style-name="P29"/>
      <text:list xml:id="list174632196419040" text:continue-numbering="true" text:style-name="L2">
        <text:list-item>
          <text:list>
            <text:list-item>
              <text:p text:style-name="P17">Project Explanation</text:p>
              <text:list>
                <text:list-header>
                  <text:p text:style-name="P30">This project was created with the help of programming language called python which was created by Guido van Rossum around December 1989.This project also uses pip, pythons package installer, in order to install a package called ‘customtkinter’ with is a tkinter like package which is used to create modern looking GUI more easily than by using tkinter. </text:p>
                  <text:p text:style-name="P30"/>
                  <text:p text:style-name="P30">In order to create this project, 3 packages were used, customtkinter, tkinter and os. Customtkinter was used to create the GUI itself, <text:soft-page-break/>tkinter to create the menu to browse files, and os to get the working directory and to join the selected directory and file name.</text:p>
                  <text:p text:style-name="P30"><text:s/></text:p>
                  <text:p text:style-name="P30">In order to the actual popup file its just a 7 line function. The first two line call another function to check if any of the input boxes are empty and mark them with red if they are and also exit out of the function with help of empty return statement. The next three lines are responsible for reading the name, title and content of the user entered. And the last 2 line take that data and write that to a file in a meaningful way using the <text:span text:style-name="T9">open()</text:span> funtion from python <text:span text:style-name="T9">which is built into the library of python</text:span>.</text:p>
                </text:list-header>
              </text:list>
            </text:list-item>
          </text:list>
        </text:list-item>
      </text:list>
      <text:p text:style-name="P31"/>
      <text:list xml:id="list174633210985151" text:continue-numbering="true" text:style-name="L2">
        <text:list-item>
          <text:list>
            <text:list-item>
              <text:p text:style-name="P19">Results and Discussion</text:p>
              <text:list>
                <text:list-header>
                  <text:p text:style-name="P27">The final product of this project is a modern looking 410x300 box with 3 inputboxes to enter data, with lables of these written on them in gray text which turns to red of the create button is pressed without filling those boxes. There is also a browse button, which chages the directory in which the file will be created, beside the directory where the file will be created. And finally there is create button at the bottom of the page, which when all condition are fulfilled will create a new vbs file at the specified location.</text:p>
                </text:list-header>
              </text:list>
            </text:list-item>
          </text:list>
        </text:list-item>
        <text:list-item>
          <text:p text:style-name="P35">Recommendation</text:p>
          <text:list>
            <text:list-header>
              <text:p text:style-name="P27"/>
            </text:list-header>
          </text:list>
        </text:list-item>
        <text:list-item>
          <text:p text:style-name="P35">Conclusion</text:p>
        </text:list-item>
        <text:list-item>
          <text:p text:style-name="P35">References</text:p>
          <text:list>
            <text:list-header>
              <text:p text:style-name="P35"><text:a xlink:type="simple" xlink:href="https://github.com/TomSchimansky/CustomTkinter/wiki" text:style-name="Internet_20_link" text:visited-style-name="Visited_20_Internet_20_Link"><text:span text:style-name="T4">https://github.com/TomSchimansky/CustomTkinter/wiki</text:span></text:a></text:p>
              <text:p text:style-name="P35"><text:a xlink:type="simple" xlink:href="https://www.geeksforgeeks.org/" text:style-name="Internet_20_link" text:visited-style-name="Visited_20_Internet_20_Link"><text:span text:style-name="T4">https://www.geeksforgeeks.org/</text:span></text:a></text:p>
              <text:p text:style-name="P35"><text:a xlink:type="simple" xlink:href="https://www.youtube.com/" text:style-name="Internet_20_link" text:visited-style-name="Visited_20_Internet_20_Link"><text:span text:style-name="T4">https://www.youtube.com/</text:span></text:a></text:p>
              <text:p text:style-name="P35"><text:a xlink:type="simple" xlink:href="https://schoolworkspro.com/" text:style-name="Internet_20_link" text:visited-style-name="Visited_20_Internet_20_Link"><text:span text:style-name="T4">https://schoolworkspro.com</text:span></text:a><text:span text:style-name="T4">/</text:span></text:p>
              <text:p text:style-name="P35"><text:span text:style-name="T4"/></text:p>
            </text:list-header>
          </text:list>
        </text:list-item>
        <text:list-item>
          <text:p text:style-name="P35">Append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osevka Nerd Font" svg:font-family="'Iosevka Nerd Font'"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adornments="Regular"/>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2T16:49:42.433564607</meta:creation-date>
    <dc:date>2023-02-25T17:46:31.424859010</dc:date>
    <meta:editing-duration>PT9H24S</meta:editing-duration>
    <meta:editing-cycles>18</meta:editing-cycles>
    <meta:generator>LibreOffice/7.5.0.3$Linux_X86_64 LibreOffice_project/50$Build-3</meta:generator>
    <meta:document-statistic meta:table-count="0" meta:image-count="0" meta:object-count="0" meta:page-count="7" meta:paragraph-count="58" meta:word-count="819" meta:character-count="4925" meta:non-whitespace-character-count="4174"/>
  </office:meta>
</office:document-meta>
</file>